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61cm" svg:height="3.161cm" draw:transform="rotate (-1.55281943549936) translate (6.48494074340227cm 3.29470990690099cm)" svg:viewBox="0 0 4762 3162" svg:d="M150 3003c416 34 1267 121 2078 149 808 27 1152-4 1781-44s858-237 709-966c-149-726-167-1342-158-1689 7-347-812-642-814-303-1 339 225 1697 270 2026 45 328-130 303-1059 356-929 54-2325-149-2851-233-171-17-119 691 44 704z">
          <text:p/>
        </draw:path>
        <draw:path draw:style-name="gr1" draw:text-style-name="P1" draw:layer="layout" svg:width="0.902cm" svg:height="0.661cm" draw:transform="skewX (0.001221730476396) rotate (-2.1556561591382) translate (4.31279065192769cm 3.41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6.75445731859439cm 7.1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765cm" svg:height="0.809cm" draw:transform="rotate (-2.60490390860154) translate (4.66902755967399cm 5.89102492613899cm)" svg:viewBox="0 0 1766 810" svg:d="M44 810c681-42 1184-113 1553-109 131 1 277-721 50-701-632 56-1234 98-1490 103-129 2-213 713-113 707z">
          <text:p/>
        </draw:path>
        <draw:path draw:style-name="gr1" draw:text-style-name="P1" draw:layer="layout" svg:width="0.902cm" svg:height="0.661cm" draw:transform="rotate (-2.15687788961459) translate (3.674624478732cm 6.160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956457318594cm 5.269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42:43.804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